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style:writing-mode="lr-tb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style:writing-mode="lr-tb">
        <style:tab-stops>
          <style:tab-stop style:position="2.54cm"/>
        </style:tab-stops>
      </style:paragraph-properties>
    </style:style>
    <style:style style:name="P8" style:family="paragraph" style:parent-style-name="Standard">
      <style:paragraph-properties style:writing-mode="lr-tb"/>
      <style:text-properties style:font-name-asian="Liberation Serif1" style:font-name-complex="Liberation Serif1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>
      <style:paragraph-properties style:writing-mode="lr-tb"/>
      <style:text-properties style:text-underline-style="none"/>
    </style:style>
    <style:style style:name="P12" style:family="paragraph" style:parent-style-name="Standard" style:list-style-name="L4">
      <style:paragraph-properties style:writing-mode="lr-tb"/>
      <style:text-properties style:text-underline-style="none" fo:font-weight="normal" style:font-weight-asian="normal" style:font-weight-complex="normal"/>
    </style:style>
    <style:style style:name="P13" style:family="paragraph" style:parent-style-name="Standard" style:list-style-name="L3"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 style:list-style-name="L3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font-name-asian="Liberation Serif1" style:font-name-complex="Liberation Serif1"/>
    </style:style>
    <style:style style:name="T4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5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6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tab/><text:tab/><text:tab/><text:tab/></text:span><text:span text:style-name="T1">Release Notes </text:span></text:p>
      <text:p text:style-name="P4"><text:span text:style-name="T1">Application:</text:span> <text:s/></text:p>
      <text:p text:style-name="P7"><text:span text:style-name="T1">Version:</text:span> </text:p>
      <text:p text:style-name="P4">Svn Revision : <text:s/></text:p>
      <text:p text:style-name="P4"><text:span text:style-name="T3"/></text:p>
      <text:p text:style-name="P8"/>
      <text:p text:style-name="P4"><text:span text:style-name="T1">Date of Release:</text:span> </text:p>
      <text:p text:style-name="P3">QA Version Tested: </text:p>
      <text:list xml:id="list21759583121" text:style-name="L1">
        <text:list-item>
          <text:p text:style-name="P9">VBooks Desktop: </text:p>
        </text:list-item>
        <text:list-item>
          <text:p text:style-name="P9">VBooks Andriod Client: </text:p>
        </text:list-item>
        <text:list-item>
          <text:p text:style-name="P9">VBooks Andriod Server:</text:p>
        </text:list-item>
      </text:list>
      <text:p text:style-name="Standard"/>
      <text:p text:style-name="P2">System Requirements </text:p>
      <text:p text:style-name="Standard"/>
      <text:p text:style-name="Standard">Web Server<text:tab/> <text:s text:c="4"/><text:tab/>: </text:p>
      <text:p text:style-name="Standard">Operating System <text:s text:c="6"/>: </text:p>
      <text:p text:style-name="Standard"><text:tab/><text:tab/> <text:s text:c="13"/></text:p>
      <text:p text:style-name="Standard">Datase Server<text:tab/> <text:s text:c="4"/><text:tab/>: </text:p>
      <text:p text:style-name="Standard">Build tool <text:s/><text:tab/> <text:s/><text:tab/>: </text:p>
      <text:p text:style-name="Standard">JDK<text:tab/><text:tab/> <text:s/><text:tab/>: </text:p>
      <text:p text:style-name="Standard">Messaging Server <text:s text:c="6"/>: </text:p>
      <text:p text:style-name="Standard">Browser Compatibility:</text:p>
      <text:p text:style-name="Standard"/>
      <text:p text:style-name="P2">Features included in this version/build </text:p>
      <text:list xml:id="list750658429" text:style-name="L2">
        <text:list-item>
          <text:p text:style-name="P10"/>
        </text:list-item>
      </text:list>
      <text:p text:style-name="Standard"/>
      <text:p text:style-name="P2">Bugs Resolved in this version/build </text:p>
      <text:list xml:id="list547821312" text:style-name="L3">
        <text:list-item>
          <text:p text:style-name="P11"/>
        </text:list-item>
      </text:list>
      <text:p text:style-name="P2">Deployment Instructions </text:p>
      <text:p text:style-name="Standard"><text:tab/></text:p>
      <text:p text:style-name="Standard"/>
      <text:p text:style-name="P5">Known Issues </text:p>
      <text:p text:style-name="P6"/>
      <text:list xml:id="list1101927579" text:continue-numbering="true" text:style-name="L3">
        <text:list-item>
          <text:p text:style-name="P13">VBooks Andriod </text:p>
          <text:list>
            <text:list-item>
              <text:p text:style-name="P14"/>
            </text:list-item>
          </text:list>
          <text:p text:style-name="P14"/>
        </text:list-item>
        <text:list-item>
          <text:p text:style-name="P13">VBooks Desktop </text:p>
          <text:list>
            <text:list-item>
              <text:p text:style-name="P14"/>
              <text:p text:style-name="P14"/>
            </text:list-item>
          </text:list>
        </text:list-item>
      </text:list>
      <text:list xml:id="list1183236419" text:style-name="L4">
        <text:list-header>
          <text:p text:style-name="P12"/>
        </text:list-header>
      </text:list>
      <text:p text:style-name="P6"/>
      <text:p text:style-name="P6"/>
      <text:p text:style-name="P6"/>
      <text:p text:style-name="P6"/>
      <text:p text:style-name="P6"/>
      <text:p text:style-name="P6"/>
      <text:p text:style-name="P2">Release Notes History </text:p>
      <text:p text:style-name="P2"><text:soft-page-break/></text:p>
      <text:p text:style-name="P4"/>
      <text:p text:style-name="Standard"><text:s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WenQuanYi Micro Hei1" style:font-name-complex="DejaVu Sans Mono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2" text:anchor-type="as-char" svg:width="5.971cm" svg:height="0.691cm" draw:z-index="1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3-09-02T10:06:55</meta:creation-date>
    <dc:date>2014-02-10T12:55:22</dc:date>
    <dc:creator>jaipal </dc:creator>
    <meta:editing-duration>P1DT8H12M47S</meta:editing-duration>
    <meta:editing-cycles>373</meta:editing-cycles>
    <meta:generator>LibreOffice/3.4$Unix LibreOffice_project/340m1$Build-402</meta:generator>
    <meta:document-statistic meta:table-count="0" meta:image-count="1" meta:object-count="0" meta:page-count="2" meta:paragraph-count="29" meta:word-count="72" meta:character-count="542" meta:non-whitespace-character-count="415"/>
  </office:meta>
</office:document-meta>
</file>